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Heading_20_1">
      <style:text-properties fo:language="en" fo:country="US" style:language-complex="ar" style:country-complex="SA"/>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8678064" text:id="ct78678064">
          <text:deletion>
            <office:change-info>
              <dc:creator>Bob Jacobsen</dc:creator>
              <dc:date>2010-10-10T10:54:00</dc:date>
            </office:change-info>
            <text:h text:style-name="P1" text:outline-level="1">Title</text:h>
          </text:deletion>
        </text:changed-region>
        <text:changed-region xml:id="ct78681024" text:id="ct78681024">
          <text:insertion>
            <office:change-info>
              <dc:creator>Bob Jacobsen</dc:creator>
              <dc:date>2010-10-10T10:54:00</dc:date>
            </office:change-info>
          </text:insertion>
        </text:changed-region>
        <text:changed-region xml:id="ct78681312" text:id="ct78681312">
          <text:deletion>
            <office:change-info>
              <dc:creator>Bob Jacobsen</dc:creator>
              <dc:date>2010-10-14T14:39:00</dc:date>
            </office:change-info>
            <text:p text:style-name="List_20_Contents">one or more translaters and/or</text:p>
          </text:deletion>
        </text:changed-region>
        <text:changed-region xml:id="ct78677648" text:id="ct78677648">
          <text:insertion>
            <office:change-info>
              <dc:creator>Bob Jacobsen</dc:creator>
              <dc:date>2010-10-10T10:54:00</dc:date>
            </office:change-info>
          </text:insertion>
        </text:changed-region>
        <text:changed-region xml:id="ct78681408" text:id="ct78681408">
          <text:deletion>
            <office:change-info>
              <dc:creator>Bob Jacobsen</dc:creator>
              <dc:date>2010-10-14T14:39:00</dc:date>
            </office:change-info>
            <text:p text:style-name="List_20_Contents">s</text:p>
          </text:deletion>
        </text:changed-region>
        <text:changed-region xml:id="ct189290528" text:id="ct189290528">
          <text:insertion>
            <office:change-info>
              <dc:creator>Bob Jacobsen</dc:creator>
              <dc:date>2010-10-10T10:54:00</dc:date>
            </office:change-info>
          </text:insertion>
        </text:changed-region>
        <text:changed-region xml:id="ct77922688" text:id="ct77922688">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61478419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77869712" text:id="ct77869712">
          <text:insertion>
            <office:change-info>
              <dc:creator>Bob Jacobsen</dc:creator>
              <dc:date>2010-10-14T22:32:00</dc:date>
            </office:change-info>
          </text:insertion>
        </text:changed-region>
        <text:changed-region xml:id="ct77938912" text:id="ct77938912">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78678064"/><text:change-start text:change-id="ct78681024"/>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ID (EID)</text:p>
      <text:p text:style-name="P12">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text:soft-page-break/>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text:p>
      <text:p text:style-name="List_20_Contents">Every OpenLCB message contains a Message Type Indicator field that identifies the type of that particular message. <text:s/>Also used to refer to a particular value for that field.</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by producers of a particular Event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text:soft-page-break/>Subset of an overall OpenLCB installation which is reached via <text:change-end text:change-id="ct78681024"/><text:change text:change-id="ct78681312"/><text:change-start text:change-id="ct78677648"/>path or gateway<text:change-end text:change-id="ct78677648"/><text:change text:change-id="ct78681408"/><text:change-start text:change-id="ct189290528"/>.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3">Version of the OpenLCB common messages, interactions, etc adapted to a particular transport mechanism. Examples are the wire protocols for CAN bus segments and TCP/IP links. </text:p>
      <text:h text:style-name="P20"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189290528"/><text:change text:change-id="ct77922688"/><text:change-start text:change-id="ct77869712"/>A single CAN segment is the set of CAN nodes that <text:change-end text:change-id="ct77869712"/><text:change-start text:change-id="ct77938912"/>share CAN arbitration.<text:change-end text:change-id="ct779389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Key Terms<text:tab/>1</text:p>
          <text:p text:style-name="P16"><text:s/>3 General Glossary<text:tab/>1</text:p>
          <text:p text:style-name="P16"><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601376800" text:id="ct601376800">
            <text:deletion>
              <office:change-info>
                <dc:creator>Bob Jacobsen</dc:creator>
                <dc:date>2010-10-08T17:22:00</dc:date>
              </office:change-info>
              <text:p text:style-name="MP1">NMRA Technical Note (number)</text:p>
            </text:deletion>
          </text:changed-region>
          <text:changed-region xml:id="ct337874464" text:id="ct337874464">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01376800"/><text:change-start text:change-id="ct337874464"/>OpenLCB Glossary Technical Note<text:change-end text:change-id="ct337874464"/></text:p>
      </style:header>
      <style:footer>
        <text:tracked-changes>
          <text:changed-region xml:id="ct325948960" text:id="ct325948960">
            <text:deletion>
              <office:change-info>
                <dc:creator>Bob Jacobsen</dc:creator>
                <dc:date>2010-10-08T17:23:00</dc:date>
              </office:change-info>
              <text:p text:style-name="MP4"><text:span text:style-name="MT2">Title</text:span><text:span text:style-name="MT3"><text:tab/></text:span></text:p>
            </text:deletion>
          </text:changed-region>
          <text:changed-region xml:id="ct200667264" text:id="ct200667264">
            <text:insertion>
              <office:change-info>
                <dc:creator>Bob Jacobsen</dc:creator>
                <dc:date>2011-07-23T20:08:00</dc:date>
              </office:change-info>
            </text:insertion>
          </text:changed-region>
        </text:tracked-changes>
        <text:p text:style-name="MP4"><text:change text:change-id="ct325948960"/><text:change-start text:change-id="ct20066726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0667264"/><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2-01-16T18:35:07">1/16/2012</text:date></text:span></text:span></text:p>
      </style:footer>
    </style:master-page>
    <style:master-page style:name="First_20_Page" style:display-name="First Page" style:page-layout-name="Mpm2" style:next-style-name="Standard">
      <style:header>
        <text:tracked-changes>
          <text:changed-region xml:id="ct302303344" text:id="ct302303344">
            <text:deletion>
              <office:change-info>
                <dc:creator>Bob Jacobsen</dc:creator>
                <dc:date>2010-10-07T21:46:00</dc:date>
              </office:change-info>
              <text:p text:style-name="MP7"><text:span text:style-name="MT4">NMRA TECHNICAL NOTES</text:span></text:p>
            </text:deletion>
          </text:changed-region>
          <text:changed-region xml:id="ct325811904" text:id="ct325811904">
            <text:insertion>
              <office:change-info>
                <dc:creator>Bob Jacobsen</dc:creator>
                <dc:date>2010-10-08T17:19:00</dc:date>
              </office:change-info>
            </text:insertion>
          </text:changed-region>
          <text:changed-region xml:id="ct338114144" text:id="ct338114144">
            <text:insertion>
              <office:change-info>
                <dc:creator>Bob Jacobsen</dc:creator>
                <dc:date>2010-10-10T10:54:00</dc:date>
              </office:change-info>
            </text:insertion>
          </text:changed-region>
          <text:changed-region xml:id="ct200516480" text:id="ct200516480">
            <text:deletion>
              <office:change-info>
                <dc:creator>Bob Jacobsen</dc:creator>
                <dc:date>2010-10-14T14:26:00</dc:date>
              </office:change-info>
              <text:p text:style-name="MP7">(title)</text:p>
            </text:deletion>
          </text:changed-region>
          <text:changed-region xml:id="ct302605616" text:id="ct302605616">
            <text:insertion>
              <office:change-info>
                <dc:creator>Bob Jacobsen</dc:creator>
                <dc:date>2010-10-14T14:26:00</dc:date>
              </office:change-info>
            </text:insertion>
          </text:changed-region>
          <text:changed-region xml:id="ct201114384" text:id="ct201114384">
            <text:deletion>
              <office:change-info>
                <dc:creator>Bob Jacobsen</dc:creator>
                <dc:date>2010-10-08T17:19:00</dc:date>
              </office:change-info>
              <text:p text:style-name="MP7">(date)</text:p>
            </text:deletion>
          </text:changed-region>
          <text:changed-region xml:id="ct337670192" text:id="ct337670192">
            <text:insertion>
              <office:change-info>
                <dc:creator>Bob Jacobsen</dc:creator>
                <dc:date>2010-10-14T08:38:00</dc:date>
              </office:change-info>
            </text:insertion>
          </text:changed-region>
          <text:changed-region xml:id="ct338533936" text:id="ct338533936">
            <text:deletion>
              <office:change-info>
                <dc:creator>Bob Jacobsen</dc:creator>
                <dc:date>2010-10-07T21:47:00</dc:date>
              </office:change-info>
              <text:p text:style-name="MP7">(number)</text:p>
            </text:deletion>
          </text:changed-region>
          <text:changed-region xml:id="ct302327392" text:id="ct302327392">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02303344"/><text:change-start text:change-id="ct325811904"/>OpenLCB <text:change-end text:change-id="ct325811904"/><text:change-start text:change-id="ct338114144"/>Technical Note<text:change-end text:change-id="ct33811414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00516480"/><text:change-start text:change-id="ct302605616"/>Glossary<text:change-end text:change-id="ct3026056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01114384"/><text:change-start text:change-id="ct337670192"/><text:date style:data-style-name="N75" text:date-value="2012-01-16T18:35:07">Jan 16, 2012</text:date><text:change-end text:change-id="ct337670192"/></text:p>
            </table:table-cell>
            <table:table-cell table:style-name="Table1.C1" office:value-type="string">
              <text:p text:style-name="MP7"><text:change text:change-id="ct338533936"/><text:change-start text:change-id="ct302327392"/>Preliminary<text:change-end text:change-id="ct302327392"/></text:p>
            </table:table-cell>
          </table:table-row>
        </table:table>
        <text:p text:style-name="Header"/>
      </style:header>
      <style:footer>
        <text:tracked-changes>
          <text:changed-region xml:id="ct201235232" text:id="ct201235232">
            <text:deletion>
              <office:change-info>
                <dc:creator>Bob Jacobsen</dc:creator>
                <dc:date>2011-07-23T20:08:00</dc:date>
              </office:change-info>
              <text:p text:style-name="MP8"><text:span text:style-name="MT5">and A. Shepherd</text:span></text:p>
            </text:deletion>
          </text:changed-region>
          <text:changed-region xml:id="ct338275472" text:id="ct338275472">
            <text:deletion>
              <office:change-info>
                <dc:creator>Bob Jacobsen</dc:creator>
                <dc:date>2010-10-08T17:21:00</dc:date>
              </office:change-info>
              <text:p text:style-name="MP8"><text:span text:style-name="MT5">A. Robinson, </text:span></text:p>
            </text:deletion>
          </text:changed-region>
          <text:changed-region xml:id="ct200700880" text:id="ct200700880">
            <text:deletion>
              <office:change-info>
                <dc:creator>Bob Jacobsen</dc:creator>
                <dc:date>2011-07-23T20:08:00</dc:date>
              </office:change-info>
              <text:p text:style-name="MP8"><text:span text:style-name="MT5">, by J. Day, D. Harris, B. Jacobsen, </text:span></text:p>
            </text:deletion>
          </text:changed-region>
          <text:changed-region xml:id="ct201095904" text:id="ct201095904">
            <text:deletion>
              <office:change-info>
                <dc:creator>Bob Jacobsen</dc:creator>
                <dc:date>2010-10-07T21:47:00</dc:date>
              </office:change-info>
              <text:p text:style-name="MP8"><text:span text:style-name="MT5">90</text:span></text:p>
            </text:deletion>
          </text:changed-region>
          <text:changed-region xml:id="ct601076352" text:id="ct601076352">
            <text:deletion>
              <office:change-info>
                <dc:creator>Bob Jacobsen</dc:creator>
                <dc:date>2011-07-23T20:08:00</dc:date>
              </office:change-info>
              <text:p text:style-name="MP8"><text:span text:style-name="MT5">Copyright 20</text:span></text:p>
            </text:deletion>
          </text:changed-region>
          <text:changed-region xml:id="ct325091536" text:id="ct325091536">
            <text:insertion>
              <office:change-info>
                <dc:creator>Bob Jacobsen</dc:creator>
                <dc:date>2011-07-23T20:08:00</dc:date>
              </office:change-info>
            </text:insertion>
          </text:changed-region>
        </text:tracked-changes>
        <text:p text:style-name="MP8"><text:change text:change-id="ct201235232"/><text:change text:change-id="ct338275472"/><text:change text:change-id="ct200700880"/><text:change text:change-id="ct201095904"/><text:change text:change-id="ct601076352"/><text:change-start text:change-id="ct32509153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25091536"/><text:span text:style-name="MT5"><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2-01-16T18:35:07">1/1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5</meta:editing-cycles>
    <meta:editing-duration>PT13H2M35S</meta:editing-duration>
    <meta:generator>OpenOffice.org/3.3$Unix OpenOffice.org_project/330m20$Build-9567</meta:generator>
    <dc:date>2012-01-16T18:35:07</dc:date>
    <dc:creator>Bob Jacobsen</dc:creator>
    <meta:document-statistic meta:table-count="1" meta:image-count="1" meta:object-count="0" meta:page-count="4" meta:paragraph-count="101" meta:word-count="1380" meta:character-count="8297"/>
    <meta:user-defined meta:name="Info 1"/>
    <meta:user-defined meta:name="Info 2"/>
    <meta:user-defined meta:name="Info 3"/>
    <meta:user-defined meta:name="Info 4"/>
  </office:meta>
</office:document-meta>
</file>